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officeooo:rsid="0352ef6a"/>
    </style:style>
    <style:style style:name="T58" style:family="text">
      <style:text-properties officeooo:rsid="035465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7">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7">and we both had</text:span> Coke<text:span text:style-name="T57">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7">o</text:span>me plums, two hop waters, a banana, drove down. She had told Melissa she was no longer on the Eulogy gig and Meliss was very upset <text:span text:style-name="T57">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6">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7">Steve</text:span><text:span text:style-name="T56"> and Kev were already there. We played through a bunch of tunes, ate Farm burger, jammed on Haunted and then O’ Constellation. We played another fun one after that, but I can’t remember which. I drove home, called my mom, made tentative plans for an early-mid December visit, sat a the computer, d8:23.</text:span></text:p>
      <text:p text:style-name="P56"/>
      <text:p text:style-name="P57">. . .</text:p>
      <text:p text:style-name="P56"/>
      <text:p text:style-name="P58">Hannah called and invited me over, so I went down there, where we hung on the couch, talked, went to bed. She eventually moved to the guest room.</text:p>
      <text:p text:style-name="P58"/>
      <text:p text:style-name="P58">XI.XIV</text:p>
      <text:p text:style-name="P58"/>
      <text:p text:style-name="P58">I woke at nine, went to the guestroom, but it seemed like there was no <text:span text:style-name="T58">space</text:span> for me. Hannah said, “<text:span text:style-name="T5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Scott, Dom, <text:span text:style-name="T58">prolly Libro and</text:span> the Lil’ Frankies made plans to go to Village Porch. I was ready for some peace and quiet, so I put air in my tire, drove to Ingles, bought grapes, bananas, hop water, Extra Big CheezIts, downloaded an app to force my phone into speaker mode, wrote, d9:0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4T21:19:42.871803394</dc:date>
    <meta:editing-duration>P70DT21H32M18S</meta:editing-duration>
    <meta:editing-cycles>719</meta:editing-cycles>
    <meta:generator>LibreOffice/24.2.5.2$MacOSX_X86_64 LibreOffice_project/bffef4ea93e59bebbeaf7f431bb02b1a39ee8a59</meta:generator>
    <meta:print-date>2024-11-14T21:17:09.940991245</meta:print-date>
    <meta:document-statistic meta:table-count="0" meta:image-count="0" meta:object-count="0" meta:page-count="51" meta:paragraph-count="180" meta:word-count="8480" meta:character-count="44887" meta:non-whitespace-character-count="36417"/>
  </office:meta>
</office:document-meta>
</file>